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1cm" style:use-optimal-column-width="false"/>
    </style:style>
    <style:style style:name="co5" style:family="table-column">
      <style:table-column-properties style:column-width="3.641cm" style:use-optimal-column-width="false"/>
    </style:style>
    <style:style style:name="co6" style:family="table-column">
      <style:table-column-properties style:column-width="3.012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-color="#fffbcc"/>
      <style:paragraph-properties fo:text-align="center"/>
      <style:text-properties fo:font-size="12pt"/>
    </style:style>
    <style:style style:name="P19" style:family="paragraph">
      <loext:graphic-properties draw:fill-color="#dfcce4"/>
      <style:paragraph-properties fo:text-align="center"/>
      <style:text-properties fo:font-size="12pt"/>
    </style:style>
    <style:style style:name="P20" style:family="paragraph">
      <loext:graphic-properties draw:fill-color="#bce4e5"/>
      <style:paragraph-properties fo:text-align="center"/>
      <style:text-properties fo:font-size="12pt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4" draw:text-style-name="P4" draw:layer="layout" svg:width="5.207cm" svg:height="0.635cm" svg:x="21.066cm" svg:y="3.032cm">
            <text:p text:style-name="P1"><text:span text:style-name="T1">birthda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4.302cm">
            <text:p text:style-name="P1"><text:span text:style-name="T1">education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3.667cm">
            <text:p text:style-name="P1"><text:span text:style-name="T1">gend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.762cm">
            <text:p text:style-name="P1"><text:span text:style-name="T2">cli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207cm" svg:height="0.635cm" svg:x="21.066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xml:id="id20" draw:id="id20" draw:layer="layout" svg:width="1.016cm" svg:height="0.635cm" svg:x="21.066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8" xml:id="id16" draw:id="id16" draw:layer="layout" svg:width="5.207cm" svg:height="0.635cm" svg:x="2.778cm" svg:y="15.986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778cm" svg:y="16.621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778cm" svg:y="15.351cm">
            <text:p text:style-name="P1"><text:span text:style-name="T2">credi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778cm" svg:y="15.986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<text:p/>
        </draw:connector>
        <draw:connector draw:style-name="gr19" draw:text-style-name="P1" draw:layer="layout" svg:x1="7.35cm" svg:y1="2.841cm" svg:x2="11.16cm" svg:y2="8.937cm" draw:start-shape="id17" draw:start-glue-point="1" draw:end-shape="id18" svg:d="M7350 2841h1905v6096h1905" svg:viewBox="0 0 3811 6097">
          <text:p/>
        </draw:connector>
        <draw:g>
          <draw:custom-shape draw:style-name="gr20" draw:text-style-name="P19" xml:id="id17" draw:id="id17" draw:layer="layout" svg:width="5.207cm" svg:height="0.635cm" svg:x="2.143cm" svg:y="2.524cm">
            <text:p text:style-name="P1"><text:span text:style-name="T1"><text:s text:c="6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143cm" svg:y="3.159cm">
            <text:p text:style-name="P1"><text:span text:style-name="T1">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143cm" svg:y="1.889cm">
            <text:p text:style-name="P1"><text:span text:style-name="T5">calenda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143cm" svg:y="2.52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143cm" svg:y="3.794cm">
            <text:p text:style-name="P1"><text:span text:style-name="T1">mon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143cm" svg:y="4.429cm">
            <text:p text:style-name="P1"><text:span text:style-name="T1">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143cm" svg:y="5.064cm">
            <text:p text:style-name="P1"><text:span text:style-name="T1">week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143cm" svg:y="5.699cm">
            <text:p text:style-name="P1"><text:span text:style-name="T1">week_of_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<text:p/>
        </draw:connector>
        <draw:g xml:id="id22" draw:id="id22">
          <draw:custom-shape draw:style-name="gr21" draw:text-style-name="P20" draw:layer="layout" svg:width="5.207cm" svg:height="0.635cm" svg:x="21.066cm" svg:y="15.859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16.494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5.224cm">
            <text:p text:style-name="P1"><text:span text:style-name="T2">acha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1.066cm" svg:y="15.859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3" draw:layer="layout" svg:width="6.35cm" svg:height="0.635cm" svg:x="11.16cm" svg:y="7.35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" xml:id="id19" draw:id="id19" draw:layer="layout" svg:width="6.35cm" svg:height="0.635cm" svg:x="11.16cm" svg:y="7.985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1.16cm">
            <text:p text:style-name="P1"><text:span text:style-name="T1">montant_demand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1.795cm">
            <text:p text:style-name="P1"><text:span text:style-name="T1">montant_cred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9" xml:id="id18" draw:id="id18" draw:layer="layout" svg:width="6.35cm" svg:height="0.635cm" svg:x="11.16cm" svg:y="8.62cm">
            <text:p text:style-name="P1"><text:span text:style-name="T1"><text:s text:c="2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6.35cm" svg:height="0.635cm" svg:x="11.16cm" svg:y="6.715cm">
            <text:p text:style-name="P1"><text:span text:style-name="T2">demande_de_credi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7.35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7.98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xml:id="id21" draw:id="id21" draw:layer="layout" svg:width="6.35cm" svg:height="0.635cm" svg:x="11.16cm" svg:y="9.89cm">
            <text:p text:style-name="P1"><text:span text:style-name="T1">type_de_acha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3.065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8" xml:id="id15" draw:id="id15" draw:layer="layout" svg:width="6.35cm" svg:height="0.635cm" svg:x="11.16cm" svg:y="9.255cm">
            <text:p text:style-name="P1"><text:span text:style-name="T1">type_de_credi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2.43cm">
            <text:p text:style-name="P1"><text:span text:style-name="T1">type_accompagn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0.525cm">
            <text:p text:style-name="P1"><text:span text:style-name="T1">prix_de_acha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9.25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3cm" svg:y="8.6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9.8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<text:p/>
        </draw:connector>
      </draw:page>
      <draw:page draw:name="page3" draw:style-name="dp1" draw:master-page-name="Default">
        <draw:frame draw:style-name="standard" draw:layer="layout" svg:width="14.058cm" svg:height="3.887cm" svg:x="7.519cm" svg:y="1.8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62cm" svg:height="5.837cm" svg:x="7.742cm" svg:y="8.4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 text:style-name="P21"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 text:style-name="P21"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 text:style-name="P21"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 text:style-name="P21"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1" draw:layer="layout" svg:width="2.159cm" svg:height="1.905cm" svg:x="13.573cm" svg:y="6.0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9T16:39:37.356783330</dc:date>
    <meta:editing-duration>PT6H14M34S</meta:editing-duration>
    <meta:editing-cycles>53</meta:editing-cycles>
    <meta:generator>LibreOffice/6.0.6.2$Linux_X86_64 LibreOffice_project/00m0$Build-2</meta:generator>
    <meta:document-statistic meta:object-count="117"/>
  </office:meta>
</office:document-meta>
</file>